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Courier, mono"/>
    <style:font-face style:name="OpenSymbol" svg:font-family="OpenSymbol"/>
    <style:font-face style:name="Segoe UI" svg:font-family="'Segoe UI', Arial, sans-serif"/>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solid" style:text-underline-width="auto" style:text-underline-color="font-color" style:font-style-asian="normal" style:font-style-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text-properties style:font-name="Consolas1" fo:font-style="normal" style:font-style-asian="normal" style:font-style-complex="normal"/>
    </style:style>
    <style:style style:name="P8" style:family="paragraph" style:parent-style-name="Standard">
      <style:text-properties style:font-name="Consolas1" fo:font-style="normal" fo:font-weight="normal" style:font-style-asian="normal" style:font-weight-asian="normal" style:font-style-complex="normal" style:font-weight-complex="normal"/>
    </style:style>
    <style:style style:name="P9" style:family="paragraph" style:parent-style-name="Standard">
      <style:text-properties fo:color="#00cc33" style:font-name="Consolas1" fo:font-style="normal" fo:font-weight="normal" style:font-style-asian="normal" style:font-weight-asian="normal" style:font-style-complex="normal" style:font-weight-complex="normal"/>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background-color="transparent">
        <style:background-image/>
      </style:paragraph-properties>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13" style:family="paragraph" style:parent-style-name="Standard">
      <style:paragraph-properties fo:background-color="transparent">
        <style:background-image/>
      </style:paragraph-properties>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background-color="transparent">
        <style:background-image/>
      </style:paragraph-properties>
      <style:text-properties style:use-window-font-color="true" style:font-name="Consolas1"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background-color="transparent">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19" style:family="paragraph" style:parent-style-name="Preformatted_20_Text">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style:use-window-font-color="true" style:font-name="Consolas" fo:font-size="12pt" fo:letter-spacing="normal" fo:font-style="normal" fo:font-weight="normal" style:font-size-asian="12pt" style:font-size-complex="12pt"/>
    </style:style>
    <style:style style:name="P20" style:family="paragraph" style:parent-style-name="Preformatted_20_Text">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fo:color="#000000" style:font-name="Consolas" fo:font-size="12pt" fo:letter-spacing="normal" fo:font-style="normal" fo:font-weight="normal" fo:background-color="transparent" style:font-size-asian="12pt" style:font-size-complex="12pt"/>
    </style:style>
    <style:style style:name="P21" style:family="paragraph" style:parent-style-name="Preformatted_20_Text">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fo:color="#000000" fo:font-size="12pt" fo:letter-spacing="normal" fo:background-color="transparent" style:font-size-asian="12pt" style:font-size-complex="12pt"/>
    </style:style>
    <style:style style:name="P22" style:family="paragraph" style:parent-style-name="Preformatted_20_Text">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fo:color="#000000" fo:font-size="12pt" fo:letter-spacing="normal" style:font-size-asian="12pt" style:font-size-complex="12pt"/>
    </style:style>
    <style:style style:name="P23" style:family="paragraph" style:parent-style-name="Preformatted_20_Text">
      <style:paragraph-properties fo:margin-top="0cm" fo:margin-bottom="0.499cm" fo:orphans="2" fo:widows="2" fo:background-color="transparent" fo:padding="0.159cm" fo:border="0.002cm solid #fbedbb">
        <style:background-image/>
      </style:paragraph-properties>
      <style:text-properties fo:font-variant="normal" fo:text-transform="none" fo:color="#000000" style:font-name="Consolas" fo:font-size="12pt" fo:letter-spacing="normal" fo:font-style="normal" fo:font-weight="normal" fo:background-color="transparent" style:font-size-asian="12pt" style:font-size-complex="12pt"/>
    </style:style>
    <style:style style:name="P24" style:family="paragraph" style:parent-style-name="Preformatted_20_Text">
      <style:paragraph-properties fo:margin-top="0cm" fo:margin-bottom="0.499cm" fo:orphans="2" fo:widows="2" fo:background-color="transparent" fo:padding="0.159cm" fo:border="0.002cm solid #fbedbb">
        <style:background-image/>
      </style:paragraph-properties>
      <style:text-properties fo:font-variant="normal" fo:text-transform="none" fo:color="#000000" style:font-name="Consolas" fo:font-size="12pt" fo:letter-spacing="normal" fo:font-style="normal" fo:font-weight="normal" style:font-size-asian="12pt" style:font-size-complex="12pt"/>
    </style:style>
    <style:style style:name="P25" style:family="paragraph" style:parent-style-name="Preformatted_20_Text">
      <style:paragraph-properties fo:background-color="transparent">
        <style:background-image/>
      </style:paragraph-properties>
      <style:text-properties fo:font-variant="normal" fo:text-transform="none" fo:color="#000000" style:font-name="Consolas" fo:font-size="9pt" fo:letter-spacing="normal" fo:font-style="normal" fo:font-weight="normal" style:font-weight-asian="normal" style:font-weight-complex="normal"/>
    </style:style>
    <style:style style:name="P26" style:family="paragraph" style:parent-style-name="Preformatted_20_Text">
      <style:paragraph-properties fo:background-color="transparent">
        <style:background-image/>
      </style:paragraph-properties>
      <style:text-properties fo:font-variant="normal" fo:text-transform="none" fo:color="#000000" style:font-name="Consolas" fo:font-size="12pt" fo:letter-spacing="normal" fo:font-style="normal" fo:font-weight="normal" style:font-size-asian="12pt" style:font-style-asian="normal" style:font-weight-asian="normal" style:font-size-complex="12pt" style:font-style-complex="normal" style:font-weight-complex="normal"/>
    </style:style>
    <style:style style:name="P27" style:family="paragraph" style:parent-style-name="Preformatted_20_Text">
      <style:paragraph-properties fo:background-color="transparent">
        <style:background-image/>
      </style:paragraph-properties>
      <style:text-properties fo:font-variant="normal" fo:text-transform="none" fo:color="#000000" style:font-name="Consolas"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orphans="2" fo:widows="2" fo:background-color="transparent" fo:padding="0.159cm" fo:border="0.002cm solid #fbedbb">
        <style:background-image/>
      </style:paragraph-properties>
      <style:text-properties fo:font-variant="normal" fo:text-transform="none" fo:color="#000000" style:font-name="Consolas" fo:font-size="12pt" fo:letter-spacing="normal" fo:font-style="normal" fo:font-weight="normal" fo:background-color="transparent" style:font-size-asian="12pt" style:font-size-complex="12pt"/>
    </style:style>
    <style:style style:name="P29" style:family="paragraph" style:parent-style-name="Preformatted_20_Text">
      <style:paragraph-properties fo:orphans="2" fo:widows="2" fo:background-color="transparent" fo:padding="0.159cm" fo:border="0.002cm solid #fbedbb">
        <style:background-image/>
      </style:paragraph-properties>
      <style:text-properties fo:font-variant="normal" fo:text-transform="none" fo:color="#000000" style:font-name="Consolas" fo:font-size="12pt" fo:letter-spacing="normal" fo:font-style="normal" fo:font-weight="normal" style:font-size-asian="12pt" style:font-size-complex="12pt"/>
    </style:style>
    <style:style style:name="P30" style:family="paragraph" style:parent-style-name="Preformatted_20_Text">
      <style:paragraph-properties fo:orphans="2" fo:widows="2" fo:background-color="transparent" fo:padding="0.159cm" fo:border="0.002cm solid #fbedbb">
        <style:background-image/>
      </style:paragraph-properties>
      <style:text-properties fo:font-variant="normal" fo:text-transform="none" fo:color="#000000" fo:font-size="12pt" fo:letter-spacing="normal" fo:background-color="transparent" style:font-size-asian="12pt" style:font-size-complex="12pt"/>
    </style:style>
    <style:style style:name="P31" style:family="paragraph" style:parent-style-name="Preformatted_20_Text">
      <style:paragraph-properties fo:orphans="2" fo:widows="2" fo:background-color="transparent" fo:padding="0.159cm" fo:border="0.002cm solid #fbedbb">
        <style:background-image/>
      </style:paragraph-properties>
      <style:text-properties fo:font-variant="normal" fo:text-transform="none" fo:color="#000000" fo:font-size="12pt" fo:letter-spacing="normal" style:font-size-asian="12pt" style:font-size-complex="12pt"/>
    </style:style>
    <style:style style:name="P32" style:family="paragraph" style:parent-style-name="Preformatted_20_Text">
      <style:paragraph-properties fo:orphans="2" fo:widows="2" fo:background-color="transparent" fo:padding="0.159cm" fo:border="0.002cm solid #fbedbb">
        <style:background-image/>
      </style:paragraph-properties>
      <style:text-properties fo:font-size="12pt" fo:background-color="transparent" style:font-size-asian="12pt" style:font-size-complex="12pt"/>
    </style:style>
    <style:style style:name="P33" style:family="paragraph" style:parent-style-name="Preformatted_20_Text">
      <style:paragraph-properties fo:orphans="2" fo:widows="2" fo:background-color="transparent" fo:padding="0.159cm" fo:border="0.002cm solid #fbedbb">
        <style:background-image/>
      </style:paragraph-properties>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color="#ff3333"/>
    </style:style>
    <style:style style:name="T3" style:family="text">
      <style:text-properties fo:language="en" fo:country="AU"/>
    </style:style>
    <style:style style:name="T4" style:family="text">
      <style:text-properties style:text-underline-style="solid" style:text-underline-width="auto" style:text-underline-color="font-color"/>
    </style:style>
    <style:style style:name="T5" style:family="text">
      <style:text-properties fo:color="#0000ff"/>
    </style:style>
    <style:style style:name="T6" style:family="text">
      <style:text-properties fo:color="#0000ff" style:font-name="Consolas" fo:font-style="normal" fo:font-weight="normal"/>
    </style:style>
    <style:style style:name="T7" style:family="text">
      <style:text-properties fo:color="#0000ff" fo:font-size="12pt" fo:background-color="transparent" style:font-size-asian="12pt" style:font-style-asian="normal" style:font-size-complex="12pt" style:font-style-complex="normal"/>
    </style:style>
    <style:style style:name="T8" style:family="text">
      <style:text-properties fo:color="#000080"/>
    </style:style>
    <style:style style:name="T9" style:family="text">
      <style:text-properties style:font-name="Consolas" fo:font-style="normal" fo:font-weight="normal"/>
    </style:style>
    <style:style style:name="T10" style:family="text">
      <style:text-properties fo:font-variant="normal" fo:text-transform="none" fo:color="#000000" fo:font-size="12pt" fo:letter-spacing="normal" fo:font-weight="normal" style:font-size-asian="12pt" style:font-size-complex="12pt"/>
    </style:style>
    <style:style style:name="T11" style:family="text">
      <style:text-properties fo:font-variant="normal" fo:text-transform="none" fo:color="#111111" style:font-name="Segoe UI" fo:font-size="10.5pt" fo:letter-spacing="normal" fo:font-style="normal" fo:font-weight="bold"/>
    </style:style>
    <style:style style:name="T12" style:family="text">
      <style:text-properties fo:font-size="12pt" style:font-size-asian="12pt" style:font-size-complex="12pt"/>
    </style:style>
    <style:style style:name="T13" style:family="text">
      <style:text-properties fo:font-weight="bold" style:font-weight-asian="bold" style:font-weight-complex="bold"/>
    </style:style>
    <style:style style:name="T14" style:family="text">
      <style:text-properties fo:color="#6666ff"/>
    </style:style>
    <style:style style:name="T15" style:family="text">
      <style:text-properties fo:color="#00ffff"/>
    </style:style>
    <style:style style:name="T16" style:family="text">
      <style:text-properties fo:color="#00cc33"/>
    </style:style>
    <style:style style:name="T17" style:family="text">
      <style:text-properties fo:color="#800080" style:font-name="Consolas" fo:font-style="normal" fo:font-weight="normal"/>
    </style:style>
    <style:style style:name="T18" style:family="text">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T19" style:family="text">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T20" style:family="text">
      <style:text-properties style:use-window-font-color="true" fo:font-size="12pt" fo:font-style="normal" fo:background-color="transparent" style:font-size-asian="12pt" style:font-style-asian="normal" style:font-size-complex="12pt" style:font-style-complex="normal"/>
    </style:style>
    <style:style style:name="T21"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2" style:family="text">
      <style:text-properties style:use-window-font-color="true" fo:font-size="12pt" fo:background-color="transparent" style:font-size-asian="12pt" style:font-style-asian="normal" style:font-size-complex="12pt" style:font-style-complex="normal"/>
    </style:style>
    <style:style style:name="T23" style:family="text">
      <style:text-properties style:use-window-font-color="true" fo:font-style="normal" fo:background-color="transparent"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ałożenia konceptów, info o szablonach, metaprogramowaniu szablonów, programowaniu generycznym</text:p>
      <text:p text:style-name="Standard"/>
      <text:p text:style-name="Standard">Metaprogramowanie szablonów w C++</text:p>
      <text:p text:style-name="P1">Nadużywanie twojego kompilatora do bardzo wczesnego wiązania.</text:p>
      <text:p text:style-name="P1"/>
      <text:p text:style-name="P6">Wprowadzenie</text:p>
      <text:p text:style-name="P6"/>
      <text:p text:style-name="Standard">Jakiś czas temu pracowałem nad programem, który używał dużej tabeli do wyszukiwania by robiła jakieś obliczenia. Zawartość tabeli zależała od dużej liczby parametrów, które musiałem zmienić <text:span text:style-name="T3">(tweak) </text:span>by otrzymać optymalny wynik mojego kodu. I za każdym razem jak zmieniałem 1 parametr, cała tablica musiała być przeliczana.</text:p>
      <text:p text:style-name="Standard"/>
      <text:p text:style-name="Standard">Napisałem funkcję która zrzucała zawartość tabeli do standardowego wyniku. W ten sposób mogłem kompilować program z nowym zestawem parametrów, wyciąć i wkleić tabelę z ekranu do mojego kodu źródłowego i w końcu przekompilować cały projekt. Nie przeszkadzało mi to – pierwsze 20 razy. Po tym zorientowałem się że musi być lepszy sposób. Był. Wprowadzić <text:span text:style-name="T1">Metaprogramowanie szablonów.</text:span></text:p>
      <text:p text:style-name="Standard"><text:span text:style-name="T1"/></text:p>
      <text:p text:style-name="P3">Co to jest Metaprogramowanie szablonów ?</text:p>
      <text:p text:style-name="P2"/>
      <text:p text:style-name="P2">Jest to technika <text:span text:style-name="T2">programowania generycznego</text:span>, która używa niezwykle wczesne wiązanie. Kompilator działa jak interpreter lub ”wirtualny komputer”, który emituje instrukcje, które składają się na końcowy program. Może być użyte do statycznej konfiguracji, adaptacyjnych programów, optymalizacji i wielu więcej.</text:p>
      <text:p text:style-name="P2"/>
      <text:p text:style-name="P2">Wyjaśnię jak używać szablonów C++ do produkowania kodu wygenerowanego przez czas kompilacji.</text:p>
      <text:p text:style-name="P2"/>
      <text:p text:style-name="P3">Różne rodzaje Metaszablonów</text:p>
      <text:p text:style-name="P2"/>
      <text:p text:style-name="P2">Zrobiłem różnicę pomiędzy dwoma rodzajami Metaszablonów – jedne obliczają stałą wartość a drugie produkują kod. Różnica jest taka, że te pierwsze nie powinny <text:span text:style-name="T4">nigdy</text:span> produkować instrukcji które są wykonywane w czasie uruchamiania.</text:p>
      <text:p text:style-name="P2"/>
      <text:p text:style-name="P2">Szablonu które obliczają wartość</text:p>
      <text:p text:style-name="P2"/>
      <text:p text:style-name="P2">Załóżmy że chcesz policzyć ilość bitów w bajcie. Jeśli zrobisz to w czasie uruchamiania możesz mieć taką funkcję</text:p>
      <text:p text:style-name="P2"/>
      <text:p text:style-name="P7">int bits_set(unsigned char byte){</text:p>
      <text:p text:style-name="P7"><text:tab/>int count = 0;</text:p>
      <text:p text:style-name="P7"><text:tab/>for(int i = 0; i &lt; 8; i++){</text:p>
      <text:p text:style-name="P7"><text:tab/><text:tab/>if( (0x1L &lt;&lt; i) &amp; byte )</text:p>
      <text:p text:style-name="P7"><text:tab/><text:tab/><text:tab/>count++;</text:p>
      <text:p text:style-name="P7"><text:tab/>}</text:p>
      <text:p text:style-name="P7"><text:tab/>return count;</text:p>
      <text:p text:style-name="P7">}</text:p>
      <text:p text:style-name="P2"/>
      <text:p text:style-name="P2"/>
      <text:p text:style-name="P2"/>
      <text:p text:style-name="P2"/>
      <text:p text:style-name="P2"><text:soft-page-break/>W przypadkach gdzie bajt jest znany w czasie kompilacji może to być również zrobione przez kompilator, używając szablonów:</text:p>
      <text:p text:style-name="P2"/>
      <text:p text:style-name="P7">template&lt;unsigned char byte&gt; class BITS_SET{</text:p>
      <text:p text:style-name="P7"><text:tab/>public:</text:p>
      <text:p text:style-name="P7"><text:tab/><text:tab/>enum {</text:p>
      <text:p text:style-name="P7"><text:tab/><text:tab/><text:tab/>B0 = (byte &amp; 0x01) ? 1 : 0,</text:p>
      <text:p text:style-name="P7"><text:tab/><text:tab/><text:tab/><text:span text:style-name="T10">B1 = (byte &amp; 0x02) ? 1 : 0,</text:span></text:p>
      <text:p text:style-name="P7"><text:span text:style-name="T10"><text:tab/><text:tab/><text:tab/>B2 = (byte &amp; 0x04) ? 1 : 0,</text:span></text:p>
      <text:p text:style-name="P7"><text:span text:style-name="T10"><text:tab/><text:tab/><text:tab/>B3 = (byte &amp; 0x08) ? 1 : 0,</text:span></text:p>
      <text:p text:style-name="P7"><text:span text:style-name="T10"><text:tab/><text:tab/><text:tab/>B4 = (byte &amp; 0x10) ? 1 : 0,</text:span></text:p>
      <text:p text:style-name="P7"><text:span text:style-name="T10"><text:tab/><text:tab/><text:tab/>B5 = (byte &amp; 0x20) ? 1 : 0,</text:span></text:p>
      <text:p text:style-name="P7"><text:span text:style-name="T10"><text:tab/><text:tab/><text:tab/>B6 = (byte &amp; 0x40) ? 1 : 0,</text:span></text:p>
      <text:p text:style-name="P7"><text:span text:style-name="T10"><text:tab/><text:tab/><text:tab/>B7 = (byte &amp; 0x80) ? 1 : 0</text:span></text:p>
      <text:p text:style-name="P7"><text:tab/><text:tab/>};</text:p>
      <text:p text:style-name="P7"><text:tab/>public:</text:p>
      <text:p text:style-name="P7"><text:tab/><text:tab/>enum {RESULT = B0+B1+B2+B3+B4+B5+B6+B7};</text:p>
      <text:p text:style-name="P7">};</text:p>
      <text:p text:style-name="P2"/>
      <text:p text:style-name="P2">Użyłem <text:span text:style-name="T13">enum</text:span> dla tymczasowych zmiennych tak jak wynik, bo są łatwiejsze w użyciu i mają typ <text:span text:style-name="T13">const int</text:span>. Innym sposobem byłoby zastosowanie static <text:span text:style-name="T13">const int</text:span>.</text:p>
      <text:p text:style-name="P2"/>
      <text:p text:style-name="P5">Teraz możesz użyć <text:span text:style-name="T13">BITS_SET&lt;15&gt;::RESULT</text:span> i dostać stałą liczbę <text:span text:style-name="T13">4</text:span> w twoim kodzie. W tym przypadku kompilator zamienia linię <text:span text:style-name="T13">enum {RESULT = B0+B1+B2+B3+B4+B5+B6+B7};</text:span> na <text:span text:style-name="T13">enum {RESULT = 1+1+1+1+0+0+0+0};</text:span> i w końcu zwraca <text:span text:style-name="T13">enum {RESULT = 4};</text:span></text:p>
      <text:p text:style-name="P5"/>
      <text:p text:style-name="P5">Jest również możliwe wyliczenie wartości używając pętli. Z szablonami polegamy na rekursji w definicji szablonu. Poniższy kod jest kalkulatorem liczbowym czasu kompilacji.</text:p>
      <text:p text:style-name="P5"/>
      <text:p text:style-name="P8">template&lt;int i&gt;</text:p>
      <text:p text:style-name="P8">class Factor {</text:p>
      <text:p text:style-name="P8"><text:tab/>public:</text:p>
      <text:p text:style-name="P8"><text:tab/><text:tab/>enum {RESULT = i * FACTOR&lt;I-1&gt;::RESULT};</text:p>
      <text:p text:style-name="P8">};</text:p>
      <text:p text:style-name="P8"/>
      <text:p text:style-name="P8">class Factor&lt;1&gt; {</text:p>
      <text:p text:style-name="P8"><text:tab/>public:</text:p>
      <text:p text:style-name="P8"><text:tab/><text:tab/>enum {RESULT=1};</text:p>
      <text:p text:style-name="P8">};</text:p>
      <text:p text:style-name="P5"/>
      <text:p text:style-name="P5">Jeśli np. napiszemy coś takiego:</text:p>
      <text:p text:style-name="P5"/>
      <text:p text:style-name="P8">int j = FACTOR&lt;5&gt;::RESULT;</text:p>
      <text:p text:style-name="P5"/>
      <text:p text:style-name="P5">gdzieś w kodzie kompilatora wygeneruje się coś w rodzaju: (assemblerowy kod):</text:p>
      <text:p text:style-name="P8"/>
      <text:p text:style-name="P9">; int j = FACTOR&lt;5&gt;::RESULT</text:p>
      <text:p text:style-name="P8"><text:span text:style-name="T14">mov</text:span> <text:span text:style-name="T15">DWORD PTR</text:span> _j$[<text:span text:style-name="T14">ebp</text:span>], 120<text:tab/><text:span text:style-name="T16">; 00000078H – a constant value!</text:span></text:p>
      <text:p text:style-name="P5"/>
      <text:p text:style-name="P5">Jak to działa? Jak robimy instancję <text:span text:style-name="T13">FACTOR&lt;5&gt; </text:span>definicja tej klasy zależy od <text:span text:style-name="T13">FACTOR&lt;4&gt;</text:span>, co z kolei zależy od <text:span text:style-name="T13">FACTOR&lt;3&gt;</text:span> itd. Kompilator musi stworzyć wszystkie te klasy aż dotrze do specjalizacji szablonu <text:span text:style-name="T13">FACTOR&lt;1&gt;</text:span>. To znaczy że cała rekursja jest wykonana przez kompilator, <text:soft-page-break/>podczas gdy końcowy program po prostu zawiera stałą.</text:p>
      <text:p text:style-name="P4"/>
      <text:p text:style-name="P4">Szablony, które odwijają pętle (unroll loops)/ określają funkcje</text:p>
      <text:p text:style-name="P4"/>
      <text:p text:style-name="P5">Metaprogramy szablonowe mogą generować pożyteczny kod interpretowany przez kompilator, np. masowo liniowy algorytm który ma loops unrolled. Wynik to zazwyczaj duży wzrost prędkości w aplikacji.</text:p>
      <text:p text:style-name="P5"/>
      <text:p text:style-name="P5">Np. poniższy kod, który oblicza sumę liczb 1 ... 1000</text:p>
      <text:p text:style-name="P5"/>
      <text:p text:style-name="P8">int sum = 0;</text:p>
      <text:p text:style-name="P8">for(int i = 1; i &lt;= 1000; i++)</text:p>
      <text:p text:style-name="P8"><text:tab/>sum += i;</text:p>
      <text:p text:style-name="P5"/>
      <text:p text:style-name="P5">W zasadzie wykonujemy 2000 dodawań, niż 1000 (bo jeszcze dodajemy i w każdym obiegu pętli). Dodatkowo wykonujemy 1000 testowych operacji na zmiennej i. Innym sposobem byłoby napisanie kodu w następujący sposób:</text:p>
      <text:p text:style-name="P5"/>
      <text:p text:style-name="P5">int sum = 0;</text:p>
      <text:p text:style-name="P5">sum += 1;</text:p>
      <text:p text:style-name="P5">sum += 2;</text:p>
      <text:p text:style-name="P5">…</text:p>
      <text:p text:style-name="P5">sum += 1000;</text:p>
      <text:p text:style-name="P5"/>
      <text:p text:style-name="P5">W taki sposób metaprogram szablonowy rozszerzyłby pętlę. Teraz przeprowadzimy dokładnie tysiąc dodawań ale ta metoda ma cenę. Koszt kodu wzrasta, znaczy to że teoretycznie moglibyśmy otrzymać skuteczność przez zwiększenie liczby błędów strony. W praktyce jednak, kod jest często wywoływany wielokrotnie i już jest załadowany w pamięci cache.</text:p>
      <text:p text:style-name="P5"/>
      <text:p text:style-name="P5">Loop unrolling</text:p>
      <text:p text:style-name="P5"/>
      <text:p text:style-name="P5">jest łatwo zdefiniowany przez rekursywne szablony, podobnie do wyliczania wartości:</text:p>
      <text:p text:style-name="P5"/>
      <text:p text:style-name="P8">template&lt;int i&gt;</text:p>
      <text:p text:style-name="P8">class LOPP{</text:p>
      <text:p text:style-name="P8"><text:tab/>public:</text:p>
      <text:p text:style-name="P8"><text:tab/><text:tab/>static inline void EXEC(){</text:p>
      <text:p text:style-name="P8"><text:tab/><text:tab/><text:tab/>cout&lt;&lt;”A-”&lt;&lt;i&lt;&lt;” ”;</text:p>
      <text:p text:style-name="P8"><text:tab/><text:tab/><text:tab/>LOOP&lt;i-1&gt;::EXEC();</text:p>
      <text:p text:style-name="P8"><text:tab/><text:tab/><text:tab/>cout&lt;&lt;”B-”&lt;&lt;i&lt;&lt;” ”;</text:p>
      <text:p text:style-name="P8"><text:tab/><text:tab/>}</text:p>
      <text:p text:style-name="P8">};</text:p>
      <text:p text:style-name="P8"/>
      <text:p text:style-name="P8">template&lt;&gt;</text:p>
      <text:p text:style-name="P8">class LOOP &lt;0&gt; {</text:p>
      <text:p text:style-name="P8"><text:tab/>public:</text:p>
      <text:p text:style-name="P8"><text:tab/><text:tab/>static inline void EXEC(){</text:p>
      <text:p text:style-name="P8"><text:tab/><text:tab/><text:tab/>cout&lt;&lt;”A-”&lt;&lt;0;</text:p>
      <text:p text:style-name="P8"><text:tab/><text:tab/><text:tab/>cout&lt;&lt;”\n”;</text:p>
      <text:p text:style-name="P8"><text:tab/><text:tab/><text:tab/>cout&lt;&lt;”B-”&lt;&lt;0;</text:p>
      <text:p text:style-name="P8"><text:tab/><text:tab/>}</text:p>
      <text:p text:style-name="P8">};</text:p>
      <text:p text:style-name="P5"><text:soft-page-break/></text:p>
      <text:p text:style-name="P5">Wynik LOOP&lt;8&gt;::EXEC() :</text:p>
      <text:p text:style-name="P5">A-8 A-7 A-6 A-5 A-4 A-3 A-2 A-1 A-0</text:p>
      <text:p text:style-name="P5">B-0 B-1 B-2 B-3 B-4 B-5 B-6 B-7 B-8</text:p>
      <text:p text:style-name="P5"/>
      <text:p text:style-name="P5">Znowu, rzecz do zauważenia jest taka że nie ma żadnej pętli w wynikowym kodzie binarnym. Pętla <text:span text:style-name="T12">unrolls sama siebie by wyprodukować taki kod:</text:span></text:p>
      <text:p text:style-name="P15"/>
      <text:p text:style-name="P26"><text:bookmark text:name="pre44201"/>cout &lt;&lt; "A-" &lt;&lt; 8 &lt;&lt; " ";</text:p>
      <text:p text:style-name="P19">cout &lt;&lt; "A-" &lt;&lt; 7 &lt;&lt; " ";</text:p>
      <text:p text:style-name="P19">...</text:p>
      <text:p text:style-name="P19">cout &lt;&lt; "A-" &lt;&lt; 0;</text:p>
      <text:p text:style-name="P19">cout &lt;&lt; "\n"; </text:p>
      <text:p text:style-name="P19">cout &lt;&lt; "B-" &lt;&lt; 0;</text:p>
      <text:p text:style-name="P19">...</text:p>
      <text:p text:style-name="P19">cout &lt;&lt; "B-" &lt;&lt; 7 &lt;&lt; " ";</text:p>
      <text:p text:style-name="P19">cout &lt;&lt; "B-" &lt;&lt; 8 &lt;&lt; " ";</text:p>
      <text:p text:style-name="P11"/>
      <text:p text:style-name="P11">Niezwiązana ale interesująca rzecz może być znaleziona w klasie LOOP&lt;0&gt;. Spójrz na to jak LOOP&lt;0&gt;::EXEC() używa i. Ten identyfikator został zadeklarowany w szablonie LOOP&lt;int i&gt; ale jest wciąż dostępny ze ”wyjątkowego przypadku” LOOP&lt;0&gt;</text:p>
      <text:p text:style-name="P11"/>
      <text:p text:style-name="P11">Pomimo pętli inne rzeczy też można skonstruować:</text:p>
      <text:p text:style-name="P11"/>
      <text:p text:style-name="P13">IF:</text:p>
      <text:p text:style-name="P11"/>
      <text:p text:style-name="P14">template&lt;bool Condition&gt;</text:p>
      <text:p text:style-name="P14">class IF {</text:p>
      <text:p text:style-name="P14"><text:tab/>public:</text:p>
      <text:p text:style-name="P14"><text:tab/><text:tab/>static inline void EXEC(){</text:p>
      <text:p text:style-name="P14"><text:tab/><text:tab/><text:tab/>cout&lt;&lt;”Statement is true”;</text:p>
      <text:p text:style-name="P14"><text:tab/><text:tab/>}</text:p>
      <text:p text:style-name="P14">};</text:p>
      <text:p text:style-name="P14"/>
      <text:p text:style-name="P14">template&lt;&gt;</text:p>
      <text:p text:style-name="P14">class IF&lt;false&gt; {</text:p>
      <text:p text:style-name="P14"><text:tab/>public:</text:p>
      <text:p text:style-name="P14"><text:tab/><text:tab/>static inline void EXEC(){</text:p>
      <text:p text:style-name="P14"><text:tab/><text:tab/><text:tab/>cout&lt;&lt;”Statement is false”;</text:p>
      <text:p text:style-name="P14"><text:tab/><text:tab/>}</text:p>
      <text:p text:style-name="P14">};</text:p>
      <text:p text:style-name="P11"/>
      <text:p text:style-name="P13">SWITCH</text:p>
      <text:p text:style-name="P12"/>
      <text:p text:style-name="P27"><text:bookmark text:name="pre145335"/>template&lt; <text:span text:style-name="T5">int</text:span> _case <text:span text:style-name="T5">&gt;</text:span></text:p>
      <text:p text:style-name="P20"><text:span text:style-name="T5">class</text:span> SWITCH {</text:p>
      <text:p text:style-name="P20"><text:span text:style-name="T5">public</text:span>:</text:p>
      <text:p text:style-name="P21"><text:s text:c="4"/><text:span text:style-name="T6">static</text:span><text:span text:style-name="T9"> inline </text:span><text:span text:style-name="T6">void</text:span><text:span text:style-name="T9"> EXEC(){</text:span></text:p>
      <text:p text:style-name="P21"><text:s text:c="8"/><text:span text:style-name="T9">cout &lt;&lt; </text:span><text:span text:style-name="T17">" SWITCH - default "</text:span><text:span text:style-name="T9">;</text:span></text:p>
      <text:p text:style-name="P30"><text:s text:c="4"/><text:span text:style-name="T9">}</text:span></text:p>
      <text:p text:style-name="P28">};</text:p>
      <text:p text:style-name="P32"><text:soft-page-break/></text:p>
      <text:p text:style-name="P20"><text:span text:style-name="T5">template&lt;&gt;</text:span></text:p>
      <text:p text:style-name="P20"><text:span text:style-name="T5">class</text:span> SWITCH&lt; <text:span text:style-name="T8">1</text:span> <text:span text:style-name="T5">&gt;</text:span> {</text:p>
      <text:p text:style-name="P21"><text:s text:c="4"/><text:span text:style-name="T6">public</text:span><text:span text:style-name="T9">:</text:span></text:p>
      <text:p text:style-name="P21"><text:s text:c="4"/><text:span text:style-name="T6">static</text:span><text:span text:style-name="T9"> inline </text:span><text:span text:style-name="T6">void</text:span><text:span text:style-name="T9"> EXEC(){</text:span></text:p>
      <text:p text:style-name="P21"><text:s text:c="8"/><text:span text:style-name="T9">cout &lt;&lt; </text:span><text:span text:style-name="T17">" SWITCH - 1 "</text:span><text:span text:style-name="T9">;</text:span></text:p>
      <text:p text:style-name="P30"><text:s text:c="4"/><text:span text:style-name="T9">}</text:span></text:p>
      <text:p text:style-name="P28">};</text:p>
      <text:p text:style-name="P32"/>
      <text:p text:style-name="P20"><text:span text:style-name="T5">template&lt;&gt;</text:span></text:p>
      <text:p text:style-name="P20"><text:span text:style-name="T5">class</text:span> SWITCH&lt; <text:span text:style-name="T8">2</text:span> <text:span text:style-name="T5">&gt;</text:span> {</text:p>
      <text:p text:style-name="P21"><text:s text:c="4"/><text:span text:style-name="T6">public</text:span><text:span text:style-name="T9">:</text:span></text:p>
      <text:p text:style-name="P21"><text:s text:c="4"/><text:span text:style-name="T6">static</text:span><text:span text:style-name="T9"> inline </text:span><text:span text:style-name="T6">void</text:span><text:span text:style-name="T9"> EXEC(){</text:span></text:p>
      <text:p text:style-name="P21"><text:s text:c="8"/><text:span text:style-name="T9">cout &lt;&lt; </text:span><text:span text:style-name="T17">" SWITCH - 2 "</text:span><text:span text:style-name="T9">;</text:span></text:p>
      <text:p text:style-name="P30"><text:s text:c="4"/><text:span text:style-name="T9">}</text:span></text:p>
      <text:p text:style-name="P28">};</text:p>
      <text:p text:style-name="P32"/>
      <text:p text:style-name="P23">...</text:p>
      <text:p text:style-name="P12">Przykład użycia:</text:p>
      <text:p text:style-name="P12">SWITCH&lt;2&gt; x; // przechowane do opóźnionego wykonania</text:p>
      <text:p text:style-name="P12">x.EXEC();</text:p>
      <text:p text:style-name="P12">IF&lt;false&gt;::EXEC();</text:p>
      <text:p text:style-name="P12">x.EXEC();</text:p>
      <text:p text:style-name="P12"/>
      <text:p text:style-name="P10"><text:span text:style-name="T18">Wynik będzie: ”</text:span><text:span text:style-name="T11">SWITCH - 2 Statement is false SWITCH - 2</text:span> <text:span text:style-name="T18">”</text:span></text:p>
      <text:p text:style-name="P10"><text:span text:style-name="T18"/></text:p>
      <text:p text:style-name="P10"><text:span text:style-name="T18">Używanie Meta-Metaszablonów</text:span></text:p>
      <text:p text:style-name="P10"><text:span text:style-name="T18"/></text:p>
      <text:p text:style-name="P10"><text:span text:style-name="T18">Jest możliwe definiowanie generycznych szablonów dla specjalnych rodzajów operacji, jak if lub for. Lubię to nazywać </text:span><text:span text:style-name="T21">Meta-Metaszablonami </text:span><text:span text:style-name="T18">bo operacja jest zdefiniowana w klasie poza samym szablonem. Nawet jeśli to mogłoby być użyteczne może to uczynić kod bardzo ciężkim do zrozumienia w skomplikowanych przypadkach. Również prawdopodobnie zajęłoby to kilka lat zanim kompilatory byłyby zdolne wykorzystać w pełni te rodzaje konstrukcji. Teraz wolę używać określonych szablonów ale dla prostych przypadków Meta-Metaszablonów może być użyteczne. Przykładowy kod dla najprostszej konstrukcji to </text:span><text:span text:style-name="T19">if:</text:span></text:p>
      <text:p text:style-name="P10"><text:span text:style-name="T19"/></text:p>
      <text:p text:style-name="P25"><text:bookmark text:name="pre271409"/><text:span text:style-name="T22">template&lt; </text:span><text:span text:style-name="T7">bool</text:span><text:span text:style-name="T22"> Condition, </text:span><text:span text:style-name="T7">class</text:span><text:span text:style-name="T22"> THEN, </text:span><text:span text:style-name="T7">class</text:span><text:span text:style-name="T22"> ELSE </text:span><text:span text:style-name="T7">&gt;</text:span><text:span text:style-name="T22"> </text:span><text:span text:style-name="T7">struct</text:span><text:span text:style-name="T22"> IF</text:span></text:p>
      <text:p text:style-name="P29">{</text:p>
      <text:p text:style-name="P22"><text:s text:c="4"/><text:span text:style-name="T9">template&lt; </text:span><text:span text:style-name="T6">bool</text:span><text:span text:style-name="T9"> Condition </text:span><text:span text:style-name="T6">&gt;</text:span><text:span text:style-name="T9"> </text:span><text:span text:style-name="T6">struct</text:span><text:span text:style-name="T9"> selector</text:span></text:p>
      <text:p text:style-name="P31"><text:s text:c="4"/><text:span text:style-name="T9">{typedef THEN SELECT_CLASS;}; </text:span></text:p>
      <text:p text:style-name="P31"><text:s/></text:p>
      <text:p text:style-name="P22"><text:s text:c="4"/><text:span text:style-name="T6">struct</text:span><text:span text:style-name="T9"> selector&lt; </text:span><text:span text:style-name="T6">false</text:span><text:span text:style-name="T9"> </text:span><text:span text:style-name="T6">&gt;</text:span></text:p>
      <text:p text:style-name="P31"><text:s text:c="4"/><text:span text:style-name="T9">{typedef ELSE SELECT_CLASS;}; <text:s text:c="4"/></text:span></text:p>
      <text:p text:style-name="P33"/>
      <text:p text:style-name="P22"><text:span text:style-name="T9"><text:tab/>typedef selector&lt; Condition </text:span><text:span text:style-name="T6">&gt;</text:span><text:span text:style-name="T9">::SELECT_CLASS RESULT;</text:span></text:p>
      <text:p text:style-name="P24">};</text:p>
      <text:p text:style-name="P16"><text:soft-page-break/><text:span text:style-name="T23">Warto pamiętać: podczas kompilacji źródło używa dużo pamięci sterty kompilatora. Trzeba wtedy zwiększyć limit alokacji pamięci przy użyciu opcji kompilatora '/Zm400'. To wada szablonów – popycha kompilator do granic.</text:span></text:p>
      <text:p text:style-name="P16"><text:span text:style-name="T23"/></text:p>
      <text:p text:style-name="P16"><text:span text:style-name="T23">Ogólne sugestie</text:span></text:p>
      <text:p text:style-name="P16"><text:span text:style-name="T23"/></text:p>
      <text:p text:style-name="P16"><text:span text:style-name="T23">Jako że metaprogramy szablonowe są podobne do makr wolę klasom szablonowym nadawać nazwy WIELKIMI LITERAMI. </text:span></text:p>
      <text:p text:style-name="P16"><text:span text:style-name="T23"/></text:p>
      <text:p text:style-name="P16"><text:span text:style-name="T23">Czy warto używać Metaprogramowania w moim programie?</text:span></text:p>
      <text:p text:style-name="P16"><text:span text:style-name="T23"/></text:p>
      <text:p text:style-name="P16"><text:span text:style-name="T23">Jest to świetna technika jeśli jest dobrze użyta. Z drugiej strony może w rezultacie dawać code bloat i spadek wydajności. Poniżej kilka zasad, kiedy używać Metaprogramowania Szablonów:</text:span></text:p>
      <text:p text:style-name="P16"><text:span text:style-name="T23"/></text:p>
      <text:p text:style-name="P16"><text:span text:style-name="T23">Używaj TMP gdy:</text:span></text:p>
      <text:p text:style-name="P16"><text:span text:style-name="T23"/></text:p>
      <text:list xml:id="list4066237039015375796" text:style-name="L1">
        <text:list-item>
          <text:p text:style-name="P17"><text:span text:style-name="T23">makro nie wystarczy. Potrzebujesz czegoś bardziej skomplikowanego niż makro, i potrzebujesz to rozszerzyć przed kompilacją</text:span></text:p>
        </text:list-item>
        <text:list-item>
          <text:p text:style-name="P17"><text:span text:style-name="T23">używasz funkcji rekursywnej z góry narzuconej ilości obiegów pętli. W tym przypadku ilość zasobów potrzebnych do wykonania operacji wywołań funkcji i ustawianie zmiennych stosu można uniknąć a czas wykonania znacząco się zmniejszy</text:span></text:p>
        </text:list-item>
        <text:list-item>
          <text:p text:style-name="P17"><text:span text:style-name="T23">używasz pętli które mogą być unrolled w czasie kompilacji. Np. algorytmy hashowania jak: MD5 czy SHA1 zawierają dobrze zdefiniowane bloki przetwarzające pętle które mogą być unrolled z TMP</text:span></text:p>
        </text:list-item>
        <text:list-item>
          <text:p text:style-name="P17"><text:span text:style-name="T23">program powinien być przenośny na inne platformy. W tym przypadku TMP może być alternatywą makr.</text:span></text:p>
        </text:list-item>
      </text:list>
      <text:p text:style-name="P16"><text:span text:style-name="T23"/></text:p>
      <text:p text:style-name="P16"><text:span text:style-name="T23">Nie używaj TMP gdy</text:span></text:p>
      <text:p text:style-name="P16"><text:span text:style-name="T23"/></text:p>
      <text:list xml:id="list4560075416636795938" text:style-name="L2">
        <text:list-item>
          <text:p text:style-name="P18"><text:span text:style-name="T23">makro sobie poradzi. W większości przypadków makro wystarczy. I zazwyczaj makro łatwiej zrozumieć niż TMP.</text:span></text:p>
        </text:list-item>
        <text:list-item>
          <text:p text:style-name="P18"><text:span text:style-name="T23">Chcesz małego wykonywalnego. Szablony w ogólności, a TMP w szczególności często zwiększą rozmiar kodu</text:span></text:p>
        </text:list-item>
        <text:list-item>
          <text:p text:style-name="P18"><text:span text:style-name="T23">twój program już zabiera dużo czasu by się skompilował. TMP może ten czas jeszcze zwiększyć</text:span></text:p>
        </text:list-item>
        <text:list-item>
          <text:p text:style-name="P18"><text:span text:style-name="T23">masz nadchodzące deadlin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Courier, mono"/>
    <style:font-face style:name="OpenSymbol" svg:font-family="OpenSymbol"/>
    <style:font-face style:name="Segoe UI" svg:font-family="'Segoe UI', Arial, sans-serif"/>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iej Zbierowski</meta:initial-creator>
    <meta:creation-date>2017-08-23T00:40:23.02</meta:creation-date>
    <meta:generator>OpenOffice/4.1.3$Win32 OpenOffice.org_project/413m1$Build-9783</meta:generator>
    <dc:date>2017-08-23T18:35:10.31</dc:date>
    <dc:creator>Maciej Zbierowski</dc:creator>
    <meta:editing-duration>PT3H36M59S</meta:editing-duration>
    <meta:editing-cycles>3</meta:editing-cycles>
    <meta:document-statistic meta:table-count="0" meta:image-count="0" meta:object-count="0" meta:page-count="6" meta:paragraph-count="173" meta:word-count="1343" meta:character-count="8717"/>
  </office:meta>
</office:document-meta>
</file>